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c6484" officeooo:paragraph-rsid="000c6484"/>
    </style:style>
    <style:style style:name="P2" style:family="paragraph" style:parent-style-name="Standard">
      <style:text-properties officeooo:rsid="000c6484" officeooo:paragraph-rsid="000c6484"/>
    </style:style>
    <style:style style:name="P3" style:family="paragraph" style:parent-style-name="Standard">
      <style:paragraph-properties fo:text-align="end" style:justify-single-word="false"/>
      <style:text-properties officeooo:rsid="000d8106" officeooo:paragraph-rsid="000d8106"/>
    </style:style>
    <style:style style:name="P4" style:family="paragraph" style:parent-style-name="Standard">
      <style:paragraph-properties fo:text-align="center" style:justify-single-word="false"/>
      <style:text-properties fo:font-size="15pt" officeooo:rsid="000d8106" officeooo:paragraph-rsid="000d8106" style:font-size-asian="15pt" style:font-size-complex="15pt"/>
    </style:style>
    <style:style style:name="P5" style:family="paragraph" style:parent-style-name="Standard">
      <style:paragraph-properties fo:text-align="end" style:justify-single-word="false"/>
      <style:text-properties fo:font-size="12pt" officeooo:rsid="000d8106" officeooo:paragraph-rsid="000d8106" style:font-size-asian="10.5pt" style:font-size-complex="12pt"/>
    </style:style>
    <style:style style:name="T1" style:family="text">
      <style:text-properties officeooo:rsid="000d8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ustin Dorris</text:p>
      <text:p text:style-name="P5">1/12/16</text:p>
      <text:p text:style-name="P4">Mission Statement</text:p>
      <text:p text:style-name="P1"/>
      <text:p text:style-name="P1"/>
      <text:p text:style-name="P1"/>
      <text:p text:style-name="P1"><text:span text:style-name="T1">My main career goal is to get a</text:span> job to run a server for a game or website. <text:span text:style-name="T1">I want to do this b</text:span>ecause it sounds fun and there aren't that many people <text:span text:style-name="T1">with a job like it. </text:span>I<text:span text:style-name="T1">'</text:span>m currently taking cyber security which touches on servers and how they work <text:span text:style-name="T1">this is one of the things I'm doing to obtain my goal.some of my other goals is t</text:span>o help my friend make games and maybe to stream on twitch. <text:span text:style-name="T1">After high school I plan t</text:span>o find a collage that can give me a degree in the field that i want, and to find out how to get experience in that field.<text:span text:style-name="T1">some prioritize</text:span> in my life are my family then myself then my friends. In one year i will hopefully be graduating high school and making plans for college. In 5 years i will probably be giting my degrees or major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orris</meta:initial-creator>
    <meta:creation-date>2016-01-11T10:03:36.818235789</meta:creation-date>
    <dc:date>2016-01-12T09:18:20.972851076</dc:date>
    <dc:creator>justin dorris</dc:creator>
    <meta:editing-duration>PT23M58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1" meta:paragraph-count="4" meta:word-count="156" meta:character-count="785" meta:non-whitespace-character-count="633"/>
  </office:meta>
</office:document-meta>
</file>